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98a4d" officeooo:paragraph-rsid="00098a4d"/>
    </style:style>
    <style:style style:name="P2" style:family="paragraph" style:parent-style-name="Subtitle">
      <style:text-properties officeooo:rsid="000955f7" officeooo:paragraph-rsid="000955f7"/>
    </style:style>
    <style:style style:name="P3" style:family="paragraph" style:parent-style-name="Text_20_body">
      <style:text-properties officeooo:rsid="00256851" officeooo:paragraph-rsid="00256851"/>
    </style:style>
    <style:style style:name="P4" style:family="paragraph" style:parent-style-name="Text_20_body">
      <style:text-properties officeooo:paragraph-rsid="0017b3da"/>
    </style:style>
    <style:style style:name="P5" style:family="paragraph" style:parent-style-name="Text_20_body">
      <style:text-properties officeooo:rsid="00263ef3" officeooo:paragraph-rsid="00263ef3"/>
    </style:style>
    <style:style style:name="P6" style:family="paragraph" style:parent-style-name="Title" style:master-page-name="First_20_Page">
      <style:paragraph-properties style:page-number="auto"/>
      <style:text-properties officeooo:rsid="000955f7" officeooo:paragraph-rsid="000955f7"/>
    </style:style>
    <style:style style:name="P7" style:family="paragraph" style:parent-style-name="Title">
      <style:paragraph-properties fo:break-before="page"/>
      <style:text-properties officeooo:rsid="00256851" officeooo:paragraph-rsid="00256851"/>
    </style:style>
    <style:style style:name="P8" style:family="paragraph" style:parent-style-name="Heading_20_1" style:list-style-name="">
      <style:text-properties officeooo:rsid="00098a4d" officeooo:paragraph-rsid="00098a4d"/>
    </style:style>
    <style:style style:name="P9" style:family="paragraph" style:parent-style-name="Heading_20_3">
      <style:text-properties officeooo:rsid="0019ed48" officeooo:paragraph-rsid="0019ed48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officeooo:rsid="00248a01"/>
    </style:style>
    <style:style style:name="T3" style:family="text">
      <style:text-properties officeooo:rsid="00256851"/>
    </style:style>
    <style:style style:name="T4" style:family="text">
      <style:text-properties officeooo:rsid="0025de8d"/>
    </style:style>
    <style:style style:name="T5" style:family="text">
      <style:text-properties officeooo:rsid="0017b3d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Your MVC</text:p>
      <text:p text:style-name="P2">Documentation for <text:span text:style-name="T2">Routing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1"><text:a xlink:type="simple" xlink:href="#__RefHeading__212_1265330106" text:style-name="Index_20_Link" text:visited-style-name="Index_20_Link">Routing Configuration<text:tab/>3</text:a></text:p>
          <text:p text:style-name="P12"><text:a xlink:type="simple" xlink:href="#__RefHeading__226_227030913" text:style-name="Index_20_Link" text:visited-style-name="Index_20_Link">Routing Class<text:tab/>3</text:a></text:p>
        </text:index-body>
      </text:table-of-content>
      <text:h text:style-name="P8" text:outline-level="1"/>
      <text:p text:style-name="P7">Routing</text:p>
      <text:h text:style-name="Heading_20_1" text:outline-level="1"><text:bookmark-start text:name="__RefHeading__212_1265330106"/><text:span text:style-name="T3">Routing</text:span> Configuration<text:bookmark-end text:name="__RefHeading__212_1265330106"/></text:h>
      <text:p text:style-name="P3"><text:span text:style-name="T1">There is currently no configuration for Routing. Instead, YourMVC assumes URL's are set up as </text:span><text:a xlink:type="simple" xlink:href="http://www.example.com/index.php/"><text:span text:style-name="T1">www.example.com/index.php/</text:span></text:a><text:span text:style-name="T1">{Controller}/{Action}/{Parameters...}, where parameters can be “/” delimited parameters</text:span></text:p>
      <text:h text:style-name="P9" text:outline-level="3"><text:bookmark-start text:name="__RefHeading__226_227030913"/><text:span text:style-name="T4">Routing</text:span> Class<text:bookmark-end text:name="__RefHeading__226_227030913"/></text:h>
      <text:p text:style-name="P4"><text:span text:style-name="T5">The default routing class defines one static method, GetRoutingInfo, which takes $_SERVER['PATH_INFO'], the http method used, and the named parameters (either GET or POST).</text:span></text:p>
      <text:p text:style-name="P5">This class will eventually contains methods to call a controller and action with the given parameters. It will also be used for a HTML link helper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98a4d" officeooo:paragraph-rsid="00098a4d"/>
    </style:style>
    <style:style style:name="MT1" style:family="text">
      <style:text-properties officeooo:rsid="00248a01"/>
    </style:style>
    <style:page-layout style:name="Mpm1">
      <style:page-layout-properties fo:page-width="8.5in" fo:page-height="11in" style:num-format="1" style:print-orientation="portrait" fo:margin-top="0.7874in" fo:margin-bottom="0.785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Written on <text:span text:style-name="MT1">May</text:span> <text:span text:style-name="MT1">13</text:span>, 201<text:span text:style-name="MT1">4</text:span> by Stephen</text:p>
        <text:p text:style-name="MP1">Version 0.<text:span text:style-name="MT1">3A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21:30:55.703936275</meta:creation-date>
    <dc:date>2014-05-13T21:02:24.409573353</dc:date>
    <meta:editing-duration>PT18H52M37S</meta:editing-duration>
    <meta:editing-cycles>22</meta:editing-cycles>
    <meta:generator>LibreOffice/4.2.3.3$Linux_X86_64 LibreOffice_project/420m0$Build-3</meta:generator>
    <dc:creator>Stephen Kucksdorf</dc:creator>
    <meta:document-statistic meta:table-count="0" meta:image-count="0" meta:object-count="0" meta:page-count="3" meta:paragraph-count="13" meta:word-count="102" meta:character-count="710" meta:non-whitespace-character-count="621"/>
  </office:meta>
</office:document-meta>
</file>